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draw:shadow="hidden"/>
    </style:style>
    <style:style style:name="gr2" style:family="graphic" style:parent-style-name="standard">
      <style:graphic-properties svg:stroke-color="#333333" draw:fill="none" draw:textarea-horizontal-align="justify" draw:textarea-vertical-align="middle" draw:auto-grow-height="false" draw:shadow="hidden"/>
    </style:style>
    <style:style style:name="gr3" style:family="graphic" style:parent-style-name="objectwithoutfill">
      <style:graphic-properties draw:stroke="solid" draw:marker-end="Arrow" draw:marker-end-width="0.3cm" draw:fill="none" draw:textarea-vertical-align="middle" draw:shadow="hidden"/>
    </style:style>
    <style:style style:name="gr4" style:family="graphic" style:parent-style-name="standard">
      <style:graphic-properties draw:stroke="solid" svg:stroke-color="#000000" draw:marker-start="Arrow" draw:marker-start-width="0.3cm" draw:marker-end="Arrow" draw:marker-end-width="0.3cm" draw:textarea-vertical-align="middle" draw:shadow="hidden"/>
    </style:style>
    <style:style style:name="gr5" style:family="graphic" style:parent-style-name="objectwithoutfill">
      <style:graphic-properties draw:stroke="solid" draw:marker-start="" draw:marker-end="Arrow" draw:marker-end-width="0.3cm" draw:fill="none" draw:textarea-vertical-align="middle" draw:shadow="hidden"/>
    </style:style>
    <style:style style:name="gr6" style:family="graphic" style:parent-style-name="standard">
      <style:graphic-properties draw:stroke="solid" svg:stroke-color="#000000" draw:marker-start="" draw:marker-end="Arrowheads_20_1" draw:fill="none" draw:textarea-horizontal-align="justify" draw:textarea-vertical-align="middle" draw:auto-grow-height="false" draw:shadow="hidden"/>
    </style:style>
    <style:style style:name="gr7" style:family="graphic" style:parent-style-name="objectwithoutfill">
      <style:graphic-properties draw:stroke="solid" draw:marker-start="" draw:marker-end="Arrowheads_20_1" draw:fill="none" draw:textarea-vertical-align="middle" draw:shadow="hidden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draw:fill="none" fo:min-height="0.27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6cm" fo:min-width="0cm"/>
    </style:style>
    <style:style style:name="gr12" style:family="graphic" style:parent-style-name="objectwithoutfill">
      <style:graphic-properties draw:stroke="none" draw:fill="none" fo:min-height="0.4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style:text-autospace="none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000000" style:text-outline="false" style:text-line-through-style="none" style:text-line-through-type="none" style:font-name="Courier New" fo:font-size="8pt" fo:font-style="normal" fo:text-shadow="none" style:text-underline-style="none" fo:font-weight="normal" style:letter-kerning="true" style:font-name-asian="Courier New" style:font-size-asian="8pt" style:font-style-asian="normal" style:font-weight-asian="normal" style:font-name-complex="Courier New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81cm" svg:height="1.905cm" svg:x="11.16cm" svg:y="9.255cm">
          <text:p text:style-name="P1"><text:span text:style-name="T1">Формулы</text:span></text:p>
        </draw:rect>
        <draw:custom-shape draw:style-name="gr2" draw:text-style-name="P2" draw:layer="layout" svg:width="2.54cm" svg:height="2.54cm" svg:x="3.54cm" svg:y="9.255cm">
          <text:p text:style-name="P1"><text:span text:style-name="T1">БД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1" draw:layer="layout" svg:x1="6.08cm" svg:y1="9.89cm" svg:x2="11.16cm" svg:y2="9.89cm">
          <text:p/>
        </draw:line>
        <draw:rect draw:style-name="gr1" draw:text-style-name="P2" draw:layer="layout" svg:width="3.81cm" svg:height="1.905cm" svg:x="2.905cm" svg:y="2.27cm">
          <text:p text:style-name="P1"><text:span text:style-name="T1">Редактирование</text:span></text:p>
          <text:p text:style-name="P1"><text:span text:style-name="T1">набора </text:span></text:p>
          <text:p text:style-name="P1"><text:span text:style-name="T1">формул</text:span></text:p>
        </draw:rect>
        <draw:line draw:style-name="gr3" draw:text-style-name="P1" draw:layer="layout" svg:x1="4.81cm" svg:y1="4.175cm" svg:x2="4.81cm" svg:y2="5.445cm">
          <text:p/>
        </draw:line>
        <draw:rect draw:style-name="gr1" draw:text-style-name="P2" draw:layer="layout" svg:width="3.81cm" svg:height="1.905cm" svg:x="2.905cm" svg:y="5.445cm">
          <text:p text:style-name="P1"><text:span text:style-name="T1">Проверка </text:span></text:p>
          <text:p text:style-name="P1"><text:span text:style-name="T1">синтаксиса</text:span></text:p>
        </draw:rect>
        <draw:rect draw:style-name="gr1" draw:text-style-name="P2" draw:layer="layout" svg:width="3.81cm" svg:height="1.905cm" svg:x="11.16cm" svg:y="5.445cm">
          <text:p text:style-name="P1"><text:span text:style-name="T1">Обработчик </text:span></text:p>
          <text:p text:style-name="P1"><text:span text:style-name="T1">исключений</text:span></text:p>
        </draw:rect>
        <draw:line draw:style-name="gr4" draw:text-style-name="P1" draw:layer="layout" svg:x1="6.715cm" svg:y1="6.715cm" svg:x2="11.16cm" svg:y2="6.715cm">
          <text:p/>
        </draw:line>
        <draw:line draw:style-name="gr5" draw:text-style-name="P1" draw:layer="layout" svg:x1="4.81cm" svg:y1="7.35cm" svg:x2="4.81cm" svg:y2="9.255cm">
          <text:p/>
        </draw:line>
        <draw:custom-shape draw:style-name="gr6" draw:text-style-name="P2" draw:layer="layout" svg:width="3.81cm" svg:height="2.54cm" svg:x="19.415cm" svg:y="1.635cm">
          <text:p text:style-name="P1"><text:span text:style-name="T1">Входные</text:span></text:p>
          <text:p text:style-name="P1"><text:span text:style-name="T1"><text:s/></text:span><text:span text:style-name="T1">параметры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rect draw:style-name="gr7" draw:text-style-name="P2" draw:layer="layout" svg:width="3.81cm" svg:height="1.905cm" svg:x="19.415cm" svg:y="5.445cm">
          <text:p text:style-name="P1"><text:span text:style-name="T1">Операции с </text:span></text:p>
          <text:p text:style-name="P1"><text:span text:style-name="T1">формулами</text:span></text:p>
        </draw:rect>
        <draw:line draw:style-name="gr5" draw:text-style-name="P1" draw:layer="layout" svg:x1="21.32cm" svg:y1="7.35cm" svg:x2="21.32cm" svg:y2="9.255cm">
          <text:p/>
        </draw:line>
        <draw:line draw:style-name="gr4" draw:text-style-name="P1" draw:layer="layout" svg:x1="14.97cm" svg:y1="6.715cm" svg:x2="19.415cm" svg:y2="6.715cm">
          <text:p/>
        </draw:line>
        <draw:custom-shape draw:style-name="gr6" draw:text-style-name="P2" draw:layer="layout" svg:width="3.81cm" svg:height="1.905cm" svg:x="19.415cm" svg:y="9.255cm">
          <text:p text:style-name="P1"><text:span text:style-name="T1">Форматировыние </text:span></text:p>
          <text:p text:style-name="P1"><text:span text:style-name="T1">выходных данных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2.54cm" svg:x="19.415cm" svg:y="12.43cm">
          <text:p text:style-name="P1"><text:span text:style-name="T1">Вывод </text:span></text:p>
          <text:p text:style-name="P1"><text:span text:style-name="T1">результата </text:span></text:p>
          <text:p text:style-name="P1"><text:span text:style-name="T1">расчета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8" draw:text-style-name="P1" draw:layer="layout" svg:x1="21.32cm" svg:y1="11.16cm" svg:x2="21.32cm" svg:y2="12.43cm">
          <text:p/>
        </draw:line>
        <draw:line draw:style-name="gr8" draw:text-style-name="P1" draw:layer="layout" svg:x1="21.32cm" svg:y1="5.445cm" svg:x2="21.32cm" svg:y2="4.175cm">
          <text:p/>
        </draw:line>
        <draw:line draw:style-name="gr8" draw:text-style-name="P1" draw:layer="layout" svg:x1="14.97cm" svg:y1="10.525cm" svg:x2="19.415cm" svg:y2="7.35cm">
          <text:p/>
        </draw:line>
        <draw:frame draw:style-name="gr9" draw:text-style-name="P3" draw:layer="layout" svg:width="2.75cm" svg:height="0.887cm" svg:x="2.06cm" svg:y="4.175cm">
          <draw:text-box>
            <text:p text:style-name="P3"><text:span text:style-name="T2">Crud операции с </text:span></text:p>
            <text:p text:style-name="P3"><text:span text:style-name="T2">формулами</text:span></text:p>
          </draw:text-box>
        </draw:frame>
        <draw:frame draw:style-name="gr10" draw:text-style-name="P4" draw:layer="layout" svg:width="5.328cm" svg:height="0.853cm" svg:x="7.35cm" svg:y="5.445cm">
          <draw:text-box>
            <text:p text:style-name="P4"><text:span text:style-name="T3">Функция проверки</text:span></text:p>
            <text:p text:style-name="P4"><text:span text:style-name="T3"><text:s/></text:span><text:span text:style-name="T3">синтаксиса</text:span></text:p>
          </draw:text-box>
        </draw:frame>
        <draw:frame draw:style-name="gr11" draw:text-style-name="P3" draw:layer="layout" svg:width="3.863cm" svg:height="1.286cm" svg:x="1cm" svg:y="7.969cm">
          <draw:text-box>
            <text:p text:style-name="P3"><text:span text:style-name="T2">Проверка существования</text:span></text:p>
            <text:p text:style-name="P3"><text:span text:style-name="T2">переменной</text:span></text:p>
          </draw:text-box>
        </draw:frame>
        <draw:frame draw:style-name="gr9" draw:text-style-name="P3" draw:layer="layout" svg:width="4.583cm" svg:height="0.887cm" svg:x="6.08cm" svg:y="8.62cm">
          <draw:text-box>
            <text:p><text:span text:style-name="T2">Функция выполнения запросов</text:span></text:p>
            <text:p><text:span text:style-name="T2">и возвращения данных</text:span></text:p>
          </draw:text-box>
        </draw:frame>
        <draw:frame draw:style-name="gr9" draw:text-style-name="P3" draw:layer="layout" svg:width="2.377cm" svg:height="0.569cm" svg:x="21.406cm" svg:y="11.226cm">
          <draw:text-box>
            <text:p><text:span text:style-name="T2">вывод данных</text:span></text:p>
          </draw:text-box>
        </draw:frame>
        <draw:frame draw:style-name="gr12" draw:text-style-name="P4" draw:layer="layout" svg:width="3.931cm" svg:height="1.154cm" svg:x="14.849cm" svg:y="7.985cm">
          <draw:text-box>
            <text:p text:style-name="P4"><text:span text:style-name="T3">Функция вызова начала расчета</text:span></text:p>
            <text:p text:style-name="P4"><text:span text:style-name="T3"/></text:p>
          </draw:text-box>
        </draw:frame>
        <draw:frame draw:style-name="gr10" draw:text-style-name="P4" draw:layer="layout" svg:width="5.328cm" svg:height="0.853cm" svg:x="15.357cm" svg:y="5.445cm">
          <draw:text-box>
            <text:p text:style-name="P4"><text:span text:style-name="T3">Функция проверки</text:span></text:p>
            <text:p text:style-name="P4"><text:span text:style-name="T3"><text:s/></text:span><text:span text:style-name="T3">синтаксиса</text:span></text:p>
          </draw:text-box>
        </draw:frame>
        <draw:frame draw:style-name="gr10" draw:text-style-name="P4" draw:layer="layout" svg:width="5.328cm" svg:height="0.853cm" svg:x="21.707cm" svg:y="4.175cm">
          <draw:text-box>
            <text:p text:style-name="P4"><text:span text:style-name="T3">Функция вызова входных параметров</text:span></text:p>
          </draw:text-box>
        </draw:frame>
        <draw:frame draw:style-name="gr10" draw:text-style-name="P4" draw:layer="layout" svg:width="5.328cm" svg:height="0.552cm" svg:x="21.32cm" svg:y="7.767cm">
          <draw:text-box>
            <text:p text:style-name="P4"><text:span text:style-name="T3">Выбор типа вывода на экран</text:span></text:p>
          </draw:text-box>
        </draw:frame>
        <draw:line draw:style-name="gr8" draw:text-style-name="P1" draw:layer="layout" svg:x1="11.16cm" svg:y1="10.525cm" svg:x2="6.08cm" svg:y2="10.525cm">
          <text:p/>
        </draw:line>
        <draw:frame draw:style-name="gr9" draw:text-style-name="P3" draw:layer="layout" svg:width="2.098cm" svg:height="0.569cm" svg:x="7.157cm" svg:y="10.591cm">
          <draw:text-box>
            <text:p><text:span text:style-name="T2">Запрос к БД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4T10:06:50.441000000</meta:creation-date>
    <dc:date>2014-12-25T10:44:21.527000000</dc:date>
    <meta:editing-duration>PT19M21S</meta:editing-duration>
    <meta:editing-cycles>8</meta:editing-cycles>
    <meta:generator>LibreOffice/4.2.1.1$Windows_x86 LibreOffice_project/d7dbbd7842e6a58b0f521599204e827654e1fb8b</meta:generator>
    <meta:document-statistic meta:object-count="29"/>
  </office:meta>
</office:document-meta>
</file>